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Times New Roman', Times, serif"/>
    <style:font-face style:name="Noto Serif" svg:font-family="'Noto Serif', serif"/>
    <style:font-face style:name="Roboto" svg:font-family="Roboto, sans-serif"/>
    <style:font-face style:name="asian" svg:font-family="asian"/>
    <style:font-face style:name="menlo" svg:font-family="menlo, monospace"/>
    <style:font-face style:name="FreeSans2"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Ubuntu Light" svg:font-family="'Ubuntu Light'"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0799in" fo:margin-right="0.0799in" fo:margin-top="0.0799in" fo:margin-bottom="0in" loext:contextual-spacing="false" fo:text-indent="0.7in" style:auto-text-indent="true"/>
      <style:text-properties style:font-name="Liberation Serif" fo:font-style="normal" fo:font-weight="normal" officeooo:rsid="00161a55" officeooo:paragraph-rsid="00161a55" style:font-style-asian="normal" style:font-weight-asian="normal" style:font-style-complex="normal" style:font-weight-complex="normal"/>
    </style:style>
    <style:style style:name="P2" style:family="paragraph" style:parent-style-name="Standard">
      <style:paragraph-properties fo:margin-left="0.0799in" fo:margin-right="0.0799in" fo:margin-top="0.0799in" fo:margin-bottom="0in" loext:contextual-spacing="false" fo:text-align="start" style:justify-single-word="false" fo:text-indent="0.7in" style:auto-text-indent="true"/>
      <style:text-properties style:font-name="Liberation Serif" fo:font-style="normal" fo:font-weight="normal" officeooo:rsid="00161a55" officeooo:paragraph-rsid="00161a55" style:font-style-asian="normal" style:font-weight-asian="normal" style:font-style-complex="normal" style:font-weight-complex="normal"/>
    </style:style>
    <style:style style:name="P3" style:family="paragraph" style:parent-style-name="Standard">
      <style:paragraph-properties fo:margin-left="0.0799in" fo:margin-right="0.0799in" fo:margin-top="0.0799in" fo:margin-bottom="0in" loext:contextual-spacing="false" fo:text-align="center" style:justify-single-word="false" fo:text-indent="0.7in" style:auto-text-indent="true">
        <style:tab-stops>
          <style:tab-stop style:position="1.4898in"/>
        </style:tab-stops>
      </style:paragraph-properties>
      <style:text-properties style:font-name="Liberation Serif" fo:font-size="13pt" fo:font-weight="bold" officeooo:rsid="00161a55" officeooo:paragraph-rsid="00161a55" style:font-size-asian="26pt" style:font-weight-asian="bold" style:font-size-complex="26pt" style:font-weight-complex="bold" loext:shadow="none"/>
    </style:style>
    <style:style style:name="P4" style:family="paragraph" style:parent-style-name="Standard">
      <style:paragraph-properties fo:margin-left="0.0799in" fo:margin-right="0.0799in" fo:margin-top="0.0799in" fo:margin-bottom="0in" loext:contextual-spacing="false" fo:text-indent="0.7in" style:auto-text-indent="true"/>
      <style:text-properties style:font-name="Liberation Serif" fo:font-size="13pt" fo:font-weight="bold" officeooo:rsid="00161a55" officeooo:paragraph-rsid="00161a55" style:font-size-asian="14pt" style:font-weight-asian="bold" style:font-size-complex="14pt" style:font-weight-complex="bold" loext:shadow="none"/>
    </style:style>
    <style:style style:name="P5" style:family="paragraph" style:parent-style-name="Standard">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6" style:family="paragraph" style:parent-style-name="Standard">
      <style:paragraph-properties fo:margin-left="0.0799in" fo:margin-right="0.0799in" fo:margin-top="0.0799in" fo:margin-bottom="0in" loext:contextual-spacing="false" fo:text-align="center" style:justify-single-word="false" fo:text-indent="0.7in" style:auto-text-indent="true">
        <style:tab-stops>
          <style:tab-stop style:position="1.4898in"/>
        </style:tab-stops>
      </style:paragraph-properties>
      <style:text-properties style:font-name="Liberation Serif" fo:font-size="18pt" fo:font-weight="bold" officeooo:rsid="00161a55" officeooo:paragraph-rsid="00161a55" style:font-size-asian="18pt" style:font-weight-asian="bold" style:font-size-complex="18pt" style:font-weight-complex="bold" loext:shadow="none"/>
    </style:style>
    <style:style style:name="P7" style:family="paragraph" style:parent-style-name="Text_20_body" style:list-style-name="L31">
      <style:paragraph-properties fo:margin-top="0.0799in" fo:margin-bottom="0in" loext:contextual-spacing="false" fo:orphans="2" fo:widows="2" fo:padding="0in" fo:border="none"/>
    </style:style>
    <style:style style:name="P8" style:family="paragraph" style:parent-style-name="Text_20_body" style:master-page-name="">
      <loext:graphic-properties draw:fill="none"/>
      <style:paragraph-properties fo:margin-left="0.0799in" fo:margin-right="0.0799in" fo:margin-top="0.0799in" fo:margin-bottom="0in" loext:contextual-spacing="false" fo:line-height="120%" fo:text-indent="0.7in" style:auto-text-indent="true" style:page-number="auto" fo:background-color="transparent"/>
      <style:text-properties officeooo:rsid="00161a55" officeooo:paragraph-rsid="00161a55"/>
    </style:style>
    <style:style style:name="P9" style:family="paragraph" style:parent-style-name="Text_20_body">
      <loext:graphic-properties draw:fill="none"/>
      <style:paragraph-properties fo:margin-left="0.0799in" fo:margin-right="0.0799in" fo:margin-top="0.0799in" fo:margin-bottom="0in" loext:contextual-spacing="false" fo:line-height="120%" fo:orphans="2" fo:widows="2" fo:text-indent="0.7in" style:auto-text-indent="true" fo:background-color="transparent" fo:padding="0in" fo:border="none"/>
    </style:style>
    <style:style style:name="P10" style:family="paragraph" style:parent-style-name="Text_20_body">
      <style:paragraph-properties fo:margin-left="0.0799in" fo:margin-right="0.0799in" fo:margin-top="0.0799in" fo:margin-bottom="0in" loext:contextual-spacing="false" fo:orphans="2" fo:widows="2" fo:text-indent="0.7in" style:auto-text-indent="true" fo:padding="0in" fo:border="none"/>
      <style:text-properties style:font-name="Liberation Serif" fo:font-style="normal" fo:font-weight="normal" officeooo:paragraph-rsid="001cce8c" style:font-style-asian="normal" style:font-weight-asian="normal" style:font-style-complex="normal" style:font-weight-complex="normal"/>
    </style:style>
    <style:style style:name="P11" style:family="paragraph" style:parent-style-name="Text_20_body">
      <style:paragraph-properties fo:margin-left="0.0799in" fo:margin-right="0.0799in" fo:margin-top="0.0799in" fo:margin-bottom="0in" loext:contextual-spacing="false" fo:orphans="2" fo:widows="2" fo:text-indent="0.7in" style:auto-text-indent="true" fo:padding="0in" fo:border="none"/>
      <style:text-properties style:font-name="Liberation Serif" fo:font-style="normal" fo:font-weight="normal" officeooo:paragraph-rsid="0017425e" style:font-weight-asian="normal" style:font-weight-complex="normal"/>
    </style:style>
    <style:style style:name="P12" style:family="paragraph" style:parent-style-name="Text_20_body" style:list-style-name="L8">
      <style:paragraph-properties fo:margin-left="0.0799in" fo:margin-right="0.0799in" fo:margin-top="0.0799in" fo:margin-bottom="0in" loext:contextual-spacing="false" fo:text-align="start" style:justify-single-word="false" fo:orphans="2" fo:widows="2" fo:text-indent="0.7in" style:auto-text-indent="true" fo:padding="0in" fo:border="none"/>
      <style:text-properties style:font-name="Liberation Serif" fo:font-style="normal" fo:font-weight="normal" officeooo:paragraph-rsid="0017425e" style:font-weight-asian="normal" style:font-weight-complex="normal"/>
    </style:style>
    <style:style style:name="P13" style:family="paragraph" style:parent-style-name="Text_20_body">
      <loext:graphic-properties draw:fill="none"/>
      <style:paragraph-properties fo:margin-left="0.0799in" fo:margin-right="0.0799in" fo:margin-top="0.0799in" fo:margin-bottom="0in" loext:contextual-spacing="false" fo:line-height="120%" fo:orphans="2" fo:widows="2" fo:text-indent="0.7in" style:auto-text-indent="true" fo:background-color="transparent" fo:padding="0in" fo:border="none"/>
      <style:text-properties style:font-name="Liberation Serif" fo:font-size="13pt" fo:font-style="normal" fo:font-weight="normal" officeooo:paragraph-rsid="001cce8c" style:font-style-asian="normal" style:font-weight-asian="normal" style:font-style-complex="normal" style:font-weight-complex="normal" loext:shadow="none"/>
    </style:style>
    <style:style style:name="P14" style:family="paragraph" style:parent-style-name="Text_20_body">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0000" style:font-name="Liberation Serif" fo:font-size="13pt" fo:letter-spacing="normal" fo:font-style="normal" fo:font-weight="normal" style:font-weight-asian="normal" style:font-weight-complex="normal" loext:shadow="none"/>
    </style:style>
    <style:style style:name="P15" style:family="paragraph" style:parent-style-name="Text_20_body" style:list-style-name="L4">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0000" style:font-name="Liberation Serif" fo:font-size="13pt" fo:letter-spacing="normal" fo:font-style="normal" fo:font-weight="normal" style:font-weight-asian="normal" style:font-weight-complex="normal" loext:shadow="none"/>
    </style:style>
    <style:style style:name="P16" style:family="paragraph" style:parent-style-name="Text_20_body" style:list-style-name="L6">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0000" style:font-name="Liberation Serif" fo:font-size="13pt" fo:letter-spacing="normal" fo:font-style="normal" fo:font-weight="normal" style:font-weight-asian="normal" style:font-weight-complex="normal" loext:shadow="none"/>
    </style:style>
    <style:style style:name="P17" style:family="paragraph" style:parent-style-name="Text_20_body" style:list-style-name="L12">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0000" style:font-name="Liberation Serif" fo:font-size="13pt" fo:letter-spacing="normal" fo:font-style="normal" fo:font-weight="normal" style:font-weight-asian="normal" style:font-weight-complex="normal" loext:shadow="none"/>
    </style:style>
    <style:style style:name="P18" style:family="paragraph" style:parent-style-name="Text_20_body" style:list-style-name="L13">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0000" style:font-name="Liberation Serif" fo:font-size="13pt" fo:letter-spacing="normal" fo:font-style="normal" fo:font-weight="normal" style:font-weight-asian="normal" style:font-weight-complex="normal" loext:shadow="none"/>
    </style:style>
    <style:style style:name="P19" style:family="paragraph" style:parent-style-name="Text_20_body" style:list-style-name="L14">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0000" style:font-name="Liberation Serif" fo:font-size="13pt" fo:letter-spacing="normal" fo:font-style="normal" fo:font-weight="normal" style:font-weight-asian="normal" style:font-weight-complex="normal" loext:shadow="none"/>
    </style:style>
    <style:style style:name="P20" style:family="paragraph" style:parent-style-name="Text_20_body" style:list-style-name="L8">
      <style:paragraph-properties fo:margin-left="0.0799in" fo:margin-right="0.0799in" fo:margin-top="0.0799in" fo:margin-bottom="0in" loext:contextual-spacing="false" fo:text-align="start" style:justify-single-word="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1" style:family="paragraph" style:parent-style-name="Text_20_body" style:list-style-name="L22">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2" style:family="paragraph" style:parent-style-name="Text_20_body" style:list-style-name="L12">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3" style:family="paragraph" style:parent-style-name="Text_20_body" style:list-style-name="L23">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4" style:family="paragraph" style:parent-style-name="Text_20_body" style:list-style-name="L27">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5" style:family="paragraph" style:parent-style-name="Text_20_body" style:list-style-name="L18">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6" style:family="paragraph" style:parent-style-name="Text_20_body" style:list-style-name="L26">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7" style:family="paragraph" style:parent-style-name="Text_20_body" style:list-style-name="L25">
      <style:paragraph-properties fo:margin-left="0.0799in" fo:margin-right="0.0799in" fo:margin-top="0.0799in" fo:margin-bottom="0in" loext:contextual-spacing="false" fo:orphans="2" fo:widows="2" fo:text-indent="0.7in" style:auto-text-indent="true" fo:padding="0in" fo:border="none"/>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P28" style:family="paragraph" style:parent-style-name="Text_20_body">
      <style:paragraph-properties fo:margin-left="0.0799in" fo:margin-right="0.0799in" fo:margin-top="0.0799in" fo:margin-bottom="0in" loext:contextual-spacing="false" fo:orphans="2" fo:widows="2" fo:text-indent="0.7in" style:auto-text-indent="true" fo:padding="0in" fo:border="none"/>
    </style:style>
    <style:style style:name="P29" style:family="paragraph" style:parent-style-name="Text_20_body" style:list-style-name="L21">
      <style:paragraph-properties fo:margin-left="0.0799in" fo:margin-right="0.0799in" fo:margin-top="0.0799in" fo:margin-bottom="0in" loext:contextual-spacing="false" fo:orphans="2" fo:widows="2" fo:text-indent="0.7in" style:auto-text-indent="true" fo:padding="0in" fo:border="none"/>
    </style:style>
    <style:style style:name="P30" style:family="paragraph" style:parent-style-name="Text_20_body" style:list-style-name="L24">
      <style:paragraph-properties fo:margin-left="0.0799in" fo:margin-right="0.0799in" fo:margin-top="0.0799in" fo:margin-bottom="0in" loext:contextual-spacing="false" fo:orphans="2" fo:widows="2" fo:text-indent="0.7in" style:auto-text-indent="true" fo:padding="0in" fo:border="none"/>
      <style:text-properties officeooo:paragraph-rsid="0017425e"/>
    </style:style>
    <style:style style:name="P31" style:family="paragraph" style:parent-style-name="Text_20_body" style:list-style-name="L24">
      <style:paragraph-properties fo:margin-left="0.0799in" fo:margin-right="0.0799in" fo:margin-top="0.0799in" fo:margin-bottom="0in" loext:contextual-spacing="false" fo:orphans="2" fo:widows="2" fo:text-indent="0.7in" style:auto-text-indent="true" fo:padding="0in" fo:border="none"/>
      <style:text-properties fo:color="#000000" style:font-name="Liberation Serif" fo:font-size="13pt" fo:font-style="italic" officeooo:paragraph-rsid="0017425e" style:font-style-asian="italic" style:font-style-complex="italic" loext:shadow="none"/>
    </style:style>
    <style:style style:name="P32" style:family="paragraph" style:parent-style-name="Text_20_body">
      <style:paragraph-properties fo:margin-left="0.0799in" fo:margin-right="0.0799in" fo:margin-top="0.0799in" fo:margin-bottom="0in" loext:contextual-spacing="false" fo:text-indent="0.7in" style:auto-text-indent="true"/>
      <style:text-properties fo:font-variant="normal" fo:text-transform="none" fo:color="#000000" style:font-name="Liberation Serif" fo:font-size="13pt" fo:letter-spacing="normal" fo:font-style="normal" fo:font-weight="normal" officeooo:rsid="00161a55" officeooo:paragraph-rsid="00161a55" style:font-style-asian="normal" style:font-weight-asian="normal" style:font-style-complex="normal" style:font-weight-complex="normal" loext:shadow="none"/>
    </style:style>
    <style:style style:name="P33" style:family="paragraph" style:parent-style-name="Text_20_body" style:list-style-name="L4">
      <style:paragraph-properties fo:margin-left="0.0799in" fo:margin-right="0.0799in" fo:margin-top="0.0799in" fo:margin-bottom="0in" loext:contextual-spacing="false" fo:text-indent="0.7in" style:auto-text-indent="true"/>
      <style:text-properties style:font-name="Liberation Serif" fo:font-style="normal" fo:font-weight="normal" officeooo:rsid="00161a55" officeooo:paragraph-rsid="00161a55" style:font-style-asian="normal" style:font-weight-asian="normal" style:font-style-complex="normal" style:font-weight-complex="normal"/>
    </style:style>
    <style:style style:name="P34" style:family="paragraph" style:parent-style-name="Text_20_body">
      <style:paragraph-properties fo:margin-left="0.0799in" fo:margin-right="0.0799in" fo:margin-top="0.0799in" fo:margin-bottom="0in" loext:contextual-spacing="false" fo:text-indent="0.7in" style:auto-text-indent="true"/>
      <style:text-properties style:font-name="Liberation Serif" fo:font-style="normal" fo:font-weight="normal" officeooo:rsid="00161a55" officeooo:paragraph-rsid="00161a55" style:font-style-asian="normal" style:font-weight-asian="normal" style:font-style-complex="normal" style:font-weight-complex="normal"/>
    </style:style>
    <style:style style:name="P35" style:family="paragraph" style:parent-style-name="Text_20_body">
      <style:paragraph-properties fo:margin-left="0.0799in" fo:margin-right="0.0799in" fo:margin-top="0.0799in" fo:margin-bottom="0in" loext:contextual-spacing="false" fo:text-align="start" style:justify-single-word="false" fo:text-indent="0.7in" style:auto-text-indent="true"/>
      <style:text-properties style:font-name="Liberation Serif" fo:font-style="normal" fo:font-weight="normal" officeooo:rsid="00161a55" officeooo:paragraph-rsid="00161a55" style:font-style-asian="normal" style:font-weight-asian="normal" style:font-style-complex="normal" style:font-weight-complex="normal"/>
    </style:style>
    <style:style style:name="P36" style:family="paragraph" style:parent-style-name="Text_20_body" style:list-style-name="L6" style:master-page-name="">
      <loext:graphic-properties draw:fill="none"/>
      <style:paragraph-properties fo:margin-left="0.4366in" fo:margin-right="0.0618in" fo:margin-top="0.0799in" fo:margin-bottom="0in" loext:contextual-spacing="false" fo:line-height="120%" fo:orphans="2" fo:widows="2" fo:text-indent="0.6866in" style:auto-text-indent="true" style:page-number="auto" fo:background-color="transparent" fo:padding="0in" fo:border="none"/>
      <style:text-properties fo:font-variant="normal" fo:text-transform="none" fo:color="#000000" style:font-name="Liberation Serif" fo:font-size="13pt" fo:letter-spacing="normal" fo:font-style="normal" fo:font-weight="bold" style:font-weight-asian="bold" style:font-weight-complex="bold" loext:shadow="none"/>
    </style:style>
    <style:style style:name="P37" style:family="paragraph" style:parent-style-name="Vintage_7e_LT_7e_Gliederung_20_1" style:list-style-name="L33">
      <style:paragraph-properties fo:margin-top="0.0799in" fo:margin-bottom="0in" loext:contextual-spacing="false"/>
      <style:text-properties fo:color="#009999" style:font-name="Liberation Serif" fo:font-size="13pt" style:font-size-asian="13pt" style:font-size-complex="13pt" loext:shadow="none"/>
    </style:style>
    <style:style style:name="P38" style:family="paragraph" style:parent-style-name="Vintage_7e_LT_7e_Gliederung_20_1">
      <style:paragraph-properties fo:margin-left="0.0799in" fo:margin-right="0.0799in" fo:margin-top="0.0799in" fo:margin-bottom="0in" loext:contextual-spacing="false" fo:text-align="start" style:justify-single-word="false" fo:text-indent="0.7in" style:auto-text-indent="true"/>
      <style:text-properties style:font-name="Liberation Serif" fo:font-style="normal" fo:font-weight="normal" officeooo:rsid="00161a55" officeooo:paragraph-rsid="00161a55" style:font-style-asian="normal" style:font-weight-asian="normal" style:font-style-complex="normal" style:font-weight-complex="normal"/>
    </style:style>
    <style:style style:name="P39" style:family="paragraph" style:parent-style-name="Vintage_7e_LT_7e_Gliederung_20_1">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style:style>
    <style:style style:name="P40" style:family="paragraph" style:parent-style-name="Vintage_7e_LT_7e_Gliederung_20_1">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1" style:family="paragraph" style:parent-style-name="Vintage_7e_LT_7e_Gliederung_20_1" style:list-style-name="L34">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2" style:family="paragraph" style:parent-style-name="Vintage_7e_LT_7e_Gliederung_20_1" style:list-style-name="L35">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3" style:family="paragraph" style:parent-style-name="Vintage_7e_LT_7e_Gliederung_20_1" style:list-style-name="L38">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4" style:family="paragraph" style:parent-style-name="Vintage_7e_LT_7e_Gliederung_20_1" style:list-style-name="L39">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5" style:family="paragraph" style:parent-style-name="Vintage_7e_LT_7e_Gliederung_20_1" style:list-style-name="L40">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6" style:family="paragraph" style:parent-style-name="Vintage_7e_LT_7e_Gliederung_20_1" style:list-style-name="L41">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7" style:family="paragraph" style:parent-style-name="Vintage_7e_LT_7e_Gliederung_20_1" style:list-style-name="L42">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8" style:family="paragraph" style:parent-style-name="Vintage_7e_LT_7e_Gliederung_20_1" style:list-style-name="L43">
      <style:paragraph-properties fo:margin-left="0.0799in" fo:margin-right="0.0799in" fo:margin-top="0.0799in" fo:margin-bottom="0in" loext:contextual-spacing="false" fo:text-indent="0.7in" style:auto-text-indent="true"/>
      <style:text-properties style:font-name="Liberation Serif" fo:font-size="13pt" style:font-size-asian="13pt" style:font-size-complex="13pt" loext:shadow="none"/>
    </style:style>
    <style:style style:name="P49" style:family="paragraph" style:parent-style-name="Vintage_7e_LT_7e_Gliederung_20_1" style:list-style-name="L44">
      <style:paragraph-properties fo:margin-left="0.0799in" fo:margin-right="0.0799in" fo:margin-top="0.0799in" fo:margin-bottom="0in" loext:contextual-spacing="false" fo:text-indent="0.7in" style:auto-text-indent="true"/>
      <style:text-properties style:font-name="Liberation Serif" fo:font-size="13pt" officeooo:rsid="001b03eb" officeooo:paragraph-rsid="001b03eb" style:font-size-asian="13pt" style:font-size-complex="13pt" loext:shadow="none"/>
    </style:style>
    <style:style style:name="P50" style:family="paragraph" style:parent-style-name="Vintage_7e_LT_7e_Gliederung_20_1" style:list-style-name="L45">
      <style:paragraph-properties fo:margin-left="0.0799in" fo:margin-right="0.0799in" fo:margin-top="0.0799in" fo:margin-bottom="0in" loext:contextual-spacing="false" fo:text-indent="0.7in" style:auto-text-indent="true"/>
      <style:text-properties style:font-name="Liberation Serif" fo:font-size="13pt" fo:font-style="italic" officeooo:rsid="001cce8c" officeooo:paragraph-rsid="001cce8c" style:font-size-asian="13pt" style:font-style-asian="italic" style:font-size-complex="13pt" style:font-style-complex="italic" loext:shadow="none"/>
    </style:style>
    <style:style style:name="P51" style:family="paragraph" style:parent-style-name="Vintage_7e_LT_7e_Gliederung_20_1" style:list-style-name="L32">
      <style:paragraph-properties fo:margin-left="0.0799in" fo:margin-right="0.0799in" fo:margin-top="0.0799in" fo:margin-bottom="0in" loext:contextual-spacing="false" fo:text-indent="0.7in" style:auto-text-indent="true"/>
      <style:text-properties fo:color="#009999" style:font-name="Liberation Serif" fo:font-size="13pt" style:font-size-asian="13pt" style:font-size-complex="13pt" loext:shadow="none"/>
    </style:style>
    <style:style style:name="P52" style:family="paragraph" style:parent-style-name="Vintage_7e_LT_7e_Gliederung_20_1" style:list-style-name="L36">
      <style:paragraph-properties fo:margin-left="0.0799in" fo:margin-right="0.0799in" fo:margin-top="0.0799in" fo:margin-bottom="0in" loext:contextual-spacing="false" fo:text-indent="0.7in" style:auto-text-indent="true"/>
      <style:text-properties fo:color="#009999" style:font-name="Liberation Serif" fo:font-size="13pt" style:font-size-asian="13pt" style:font-size-complex="13pt" loext:shadow="none"/>
    </style:style>
    <style:style style:name="P53" style:family="paragraph" style:parent-style-name="Vintage_7e_LT_7e_Gliederung_20_1" style:list-style-name="L37">
      <style:paragraph-properties fo:margin-left="0.0799in" fo:margin-right="0.0799in" fo:margin-top="0.0799in" fo:margin-bottom="0in" loext:contextual-spacing="false" fo:text-indent="0.7in" style:auto-text-indent="true"/>
      <style:text-properties fo:color="#009999" style:font-name="Liberation Serif" fo:font-size="13pt" style:font-size-asian="13pt" style:font-size-complex="13pt" loext:shadow="none"/>
    </style:style>
    <style:style style:name="P54" style:family="paragraph" style:parent-style-name="Vintage_7e_LT_7e_Gliederung_20_1">
      <style:paragraph-properties fo:margin-left="0.0799in" fo:margin-right="0.0799in" fo:margin-top="0.0799in" fo:margin-bottom="0in" loext:contextual-spacing="false" fo:text-indent="0.7in" style:auto-text-indent="true"/>
      <style:text-properties fo:color="#000000" style:font-name="Liberation Serif" fo:font-size="13pt" fo:font-style="normal" style:font-size-asian="13pt" style:font-style-asian="normal" style:font-size-complex="13pt" style:font-style-complex="normal" loext:shadow="none"/>
    </style:style>
    <style:style style:name="P55" style:family="paragraph" style:parent-style-name="Vintage_7e_LT_7e_Gliederung_20_1">
      <style:paragraph-properties fo:margin-left="0.0799in" fo:margin-right="0.0799in" fo:margin-top="0.0799in" fo:margin-bottom="0in" loext:contextual-spacing="false" fo:text-indent="0.7in" style:auto-text-indent="true"/>
      <style:text-properties fo:color="#000000" style:font-name="Liberation Serif" fo:font-size="13pt" fo:font-style="normal" officeooo:rsid="001b03eb" officeooo:paragraph-rsid="001b03eb" style:font-size-asian="13pt" style:font-style-asian="normal" style:font-size-complex="13pt" style:font-style-complex="normal" loext:shadow="none"/>
    </style:style>
    <style:style style:name="P56" style:family="paragraph" style:parent-style-name="Vintage_7e_LT_7e_Gliederung_20_1">
      <style:paragraph-properties fo:margin-left="0.0799in" fo:margin-right="0.0799in" fo:margin-top="0.0799in" fo:margin-bottom="0in" loext:contextual-spacing="false" fo:text-indent="0.7in" style:auto-text-indent="true"/>
      <style:text-properties fo:color="#000000" style:font-name="Liberation Serif" fo:font-size="13pt" fo:font-style="normal" officeooo:rsid="001cce8c" officeooo:paragraph-rsid="001cce8c" style:font-size-asian="13pt" style:font-style-asian="normal" style:font-size-complex="13pt" style:font-style-complex="normal" loext:shadow="none"/>
    </style:style>
    <style:style style:name="T1" style:family="text">
      <style:text-properties fo:color="#000000"/>
    </style:style>
    <style:style style:name="T2" style:family="text">
      <style:text-properties fo:color="#000000" fo:font-style="italic" fo:font-weight="normal" style:font-style-asian="italic" style:font-weight-asian="normal"/>
    </style:style>
    <style:style style:name="T3" style:family="text">
      <style:text-properties fo:font-variant="normal" fo:text-transform="none" fo:color="#000000" fo:font-size="12.75pt" fo:letter-spacing="normal"/>
    </style:style>
    <style:style style:name="T4" style:family="text">
      <style:text-properties fo:font-variant="normal" fo:text-transform="none" fo:color="#000000" fo:font-size="12.75pt" fo:letter-spacing="normal" fo:font-weight="bold" loext:padding="0in" loext:border="none"/>
    </style:style>
    <style:style style:name="T5" style:family="text">
      <style:text-properties fo:font-variant="normal" fo:text-transform="none" fo:color="#000000" fo:font-size="12.75pt" fo:letter-spacing="normal" fo:font-weight="bold" style:font-weight-asian="bold" style:font-weight-complex="bold" loext:padding="0in" loext:border="none"/>
    </style:style>
    <style:style style:name="T6" style:family="text">
      <style:text-properties fo:font-variant="normal" fo:text-transform="none" fo:color="#000000" fo:font-size="12.75pt" fo:letter-spacing="normal" fo:font-weight="bold" officeooo:rsid="00161a55" style:font-size-asian="14pt" style:font-weight-asian="bold" style:font-size-complex="14pt" style:font-weight-complex="bold" loext:padding="0in" loext:border="none"/>
    </style:style>
    <style:style style:name="T7" style:family="text">
      <style:text-properties fo:font-variant="normal" fo:text-transform="none" fo:color="#000000" fo:font-size="12.75pt" fo:letter-spacing="normal" loext:padding="0in" loext:border="none"/>
    </style:style>
    <style:style style:name="T8" style:family="text">
      <style:text-properties fo:font-variant="normal" fo:text-transform="none" fo:color="#000000" fo:font-size="12.75pt" fo:letter-spacing="normal" fo:font-weight="normal" style:font-weight-asian="normal" style:font-weight-complex="normal" loext:padding="0in" loext:border="none"/>
    </style:style>
    <style:style style:name="T9" style:family="text">
      <style:text-properties fo:font-variant="normal" fo:text-transform="none" fo:color="#000000" fo:font-size="12.75pt" fo:letter-spacing="normal" fo:font-weight="normal" officeooo:rsid="00161a55" style:font-style-asian="normal" style:font-weight-asian="normal" style:font-style-complex="normal" style:font-weight-complex="normal" loext:padding="0in" loext:border="none"/>
    </style:style>
    <style:style style:name="T10" style:family="text">
      <style:text-properties fo:font-variant="normal" fo:text-transform="none" fo:color="#000000" style:font-name="Liberation Serif" fo:font-size="12.75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style:font-name="Liberation Serif" fo:font-size="12.75pt" fo:letter-spacing="normal" fo:font-style="normal" fo:font-weight="normal" style:font-style-asian="normal" style:font-weight-asian="normal" style:font-style-complex="normal" style:font-weight-complex="normal" loext:padding="0in" loext:border="none"/>
    </style:style>
    <style:style style:name="T12" style:family="text">
      <style:text-properties fo:font-variant="normal" fo:text-transform="none" fo:color="#000000" style:font-name="Liberation Serif" fo:font-size="12.75pt" fo:letter-spacing="normal" fo:font-style="normal" fo:font-weight="normal" style:font-weight-asian="normal" style:font-weight-complex="normal"/>
    </style:style>
    <style:style style:name="T13" style:family="text">
      <style:text-properties fo:font-variant="normal" fo:text-transform="none" fo:color="#000000" style:font-name="Liberation Serif" fo:font-size="12.75pt" fo:letter-spacing="normal" fo:font-style="normal" fo:font-weight="normal" style:font-weight-asian="normal" style:font-weight-complex="normal" loext:padding="0in" loext:border="none"/>
    </style:style>
    <style:style style:name="T14" style:family="text">
      <style:text-properties fo:font-variant="normal" fo:text-transform="none" fo:color="#000000" style:font-name="Liberation Serif" fo:font-size="13pt" fo:letter-spacing="normal" fo:font-style="normal" fo:font-weight="normal" style:font-style-asian="normal" style:font-weight-asian="normal" style:font-style-complex="normal" style:font-weight-complex="normal" loext:shadow="none"/>
    </style:style>
    <style:style style:name="T15" style:family="text">
      <style:text-properties fo:font-variant="normal" fo:text-transform="none" fo:color="#000000" style:font-name="Liberation Serif" fo:font-size="13pt" fo:letter-spacing="normal" fo:font-style="normal" fo:font-weight="normal" style:font-style-asian="normal" style:font-weight-asian="normal" style:font-style-complex="normal" style:font-weight-complex="normal" loext:padding="0in" loext:border="none" loext:shadow="none"/>
    </style:style>
    <style:style style:name="T16" style:family="text">
      <style:text-properties fo:font-variant="normal" fo:text-transform="none" fo:color="#000000" style:font-name="Liberation Serif" fo:font-size="13pt" fo:letter-spacing="normal" fo:font-style="normal" fo:font-weight="normal" style:font-weight-asian="normal" style:font-weight-complex="normal" loext:shadow="none"/>
    </style:style>
    <style:style style:name="T17" style:family="text">
      <style:text-properties fo:font-variant="normal" fo:text-transform="none" fo:color="#000000" style:font-name="Liberation Serif" fo:font-size="13pt" fo:letter-spacing="normal" fo:font-style="normal" fo:font-weight="normal" style:font-weight-asian="normal" style:font-weight-complex="normal" loext:padding="0in" loext:border="none" loext:shadow="none"/>
    </style:style>
    <style:style style:name="T18" style:family="text">
      <style:text-properties fo:font-variant="normal" fo:text-transform="none" fo:color="#000000" style:font-name="Liberation Serif" fo:font-size="13pt" fo:letter-spacing="normal" fo:font-weight="normal" style:font-weight-asian="normal" style:font-weight-complex="normal" loext:padding="0in" loext:border="none" loext:shadow="none"/>
    </style:style>
    <style:style style:name="T19" style:family="text">
      <style:text-properties fo:font-variant="normal" fo:text-transform="none" fo:color="#000000" fo:letter-spacing="normal"/>
    </style:style>
    <style:style style:name="T20" style:family="text">
      <style:text-properties fo:font-variant="normal" fo:text-transform="none" fo:color="#000000" fo:letter-spacing="normal" fo:font-weight="normal" style:font-weight-asian="normal" style:font-weight-complex="normal" loext:padding="0in" loext:border="none"/>
    </style:style>
    <style:style style:name="T21" style:family="text">
      <style:text-properties fo:font-variant="normal" fo:text-transform="none" fo:color="#000000" fo:letter-spacing="normal" fo:font-weight="normal" officeooo:rsid="00161a55" style:font-style-asian="normal" style:font-weight-asian="normal" style:font-style-complex="normal" style:font-weight-complex="normal" loext:padding="0in" loext:border="none"/>
    </style:style>
    <style:style style:name="T22" style:family="text">
      <style:text-properties fo:font-variant="normal" fo:text-transform="none" fo:color="#000000" fo:letter-spacing="normal" fo:font-weight="normal" style:font-size-asian="13pt" style:font-weight-asian="normal" style:font-size-complex="13pt" style:font-weight-complex="normal" loext:padding="0in" loext:border="none"/>
    </style:style>
    <style:style style:name="T23" style:family="text">
      <style:text-properties fo:font-variant="normal" fo:text-transform="none" fo:color="#000000" fo:letter-spacing="normal" fo:font-style="normal" fo:font-weight="normal" style:font-weight-asian="normal"/>
    </style:style>
    <style:style style:name="T24" style:family="text">
      <style:text-properties fo:font-variant="normal" fo:text-transform="none" fo:color="#000000" fo:letter-spacing="normal" fo:font-style="normal" fo:font-weight="normal" style:font-weight-asian="normal" style:font-weight-complex="normal"/>
    </style:style>
    <style:style style:name="T25" style:family="text">
      <style:text-properties fo:font-variant="normal" fo:text-transform="none" fo:color="#000000" fo:letter-spacing="normal" fo:font-style="normal" fo:font-weight="normal" style:font-weight-asian="normal" style:font-weight-complex="normal" loext:padding="0in" loext:border="none"/>
    </style:style>
    <style:style style:name="T26" style:family="text">
      <style:text-properties fo:font-variant="normal" fo:text-transform="none" fo:color="#000000" fo:letter-spacing="normal" fo:font-style="normal" fo:font-weight="normal" style:font-weight-asian="normal" loext:shadow="none"/>
    </style:style>
    <style:style style:name="T2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color="#000000" fo:letter-spacing="normal" fo:font-style="normal" fo:font-weight="normal" style:font-style-asian="normal" style:font-weight-asian="normal" style:font-style-complex="normal" style:font-weight-complex="normal" loext:padding="0in" loext:border="none"/>
    </style:style>
    <style:style style:name="T29" style:family="text">
      <style:text-properties fo:font-variant="normal" fo:text-transform="none" fo:color="#000000" fo:letter-spacing="normal" fo:font-weight="bold" officeooo:rsid="00161a55" style:font-size-asian="14pt" style:font-weight-asian="bold" style:font-size-complex="14pt" style:font-weight-complex="bold" loext:padding="0in" loext:border="none"/>
    </style:style>
    <style:style style:name="T30" style:family="text">
      <style:text-properties fo:font-variant="normal" fo:text-transform="none" fo:color="#000000" fo:letter-spacing="normal" fo:font-weight="bold" style:font-weight-asian="bold" style:font-weight-complex="bold" loext:padding="0in" loext:border="none"/>
    </style:style>
    <style:style style:name="T31" style:family="text">
      <style:text-properties fo:font-variant="normal" fo:text-transform="none" fo:color="#000000" fo:letter-spacing="normal" fo:font-weight="bold" style:font-weight-asian="bold" style:font-weight-complex="bold" loext:padding="0in" loext:border="none" loext:shadow="none"/>
    </style:style>
    <style:style style:name="T32" style:family="text">
      <style:text-properties fo:font-variant="normal" fo:text-transform="none" fo:color="#000000" fo:letter-spacing="normal" fo:font-weight="bold" loext:padding="0in" loext:border="none"/>
    </style:style>
    <style:style style:name="T33" style:family="text">
      <style:text-properties fo:font-variant="normal" fo:text-transform="none" fo:color="#000000" fo:letter-spacing="normal" loext:padding="0in" loext:border="none"/>
    </style:style>
    <style:style style:name="T34" style:family="text">
      <style:text-properties fo:font-variant="normal" fo:text-transform="none" fo:color="#000000" fo:font-size="14pt" fo:letter-spacing="normal" fo:font-weight="bold" style:font-size-asian="14pt" style:font-weight-asian="bold" style:font-size-complex="14pt" style:font-weight-complex="bold" loext:padding="0in" loext:border="none" loext:shadow="none"/>
    </style:style>
    <style:style style:name="T35" style:family="text">
      <style:text-properties fo:font-variant="normal" fo:text-transform="none" fo:color="#000000" fo:font-size="14pt" fo:letter-spacing="normal" fo:font-weight="bold" officeooo:rsid="00161a55" style:font-size-asian="14pt" style:font-weight-asian="bold" style:font-size-complex="14pt" style:font-weight-complex="bold" loext:padding="0in" loext:border="none"/>
    </style:style>
    <style:style style:name="T36" style:family="text">
      <style:text-properties fo:font-variant="normal" fo:text-transform="none" fo:color="#000000" fo:font-size="14pt" fo:letter-spacing="normal" fo:font-weight="bold" officeooo:rsid="001eabdd" style:font-size-asian="14pt" style:font-weight-asian="bold" style:font-size-complex="14pt" style:font-weight-complex="bold" loext:padding="0in" loext:border="none" loext:shadow="none"/>
    </style:style>
    <style:style style:name="T37" style:family="text">
      <style:text-properties fo:font-variant="normal" fo:text-transform="none" fo:color="#000000" style:font-name="Liberation Serif" fo:font-size="13pt" fo:letter-spacing="normal" fo:font-weight="normal" style:font-size-asian="13pt" style:font-weight-asian="normal" style:font-size-complex="13pt" style:font-weight-complex="normal" loext:padding="0in" loext:border="none"/>
    </style:style>
    <style:style style:name="T38" style:family="text">
      <style:text-properties fo:font-variant="normal" fo:text-transform="none" fo:color="#000000" fo:font-size="13pt" fo:letter-spacing="normal" fo:font-weight="normal" style:font-size-asian="13pt" style:font-weight-asian="normal" style:font-size-complex="13pt" style:font-weight-complex="normal" loext:padding="0in" loext:border="none"/>
    </style:style>
    <style:style style:name="T39" style:family="text">
      <style:text-properties fo:font-variant="normal" fo:text-transform="none" fo:color="#000000" fo:font-size="13pt" fo:letter-spacing="normal" fo:font-weight="normal" style:font-size-asian="13pt" style:font-weight-asian="normal" style:font-size-complex="13pt" style:font-weight-complex="normal" loext:padding="0in" loext:border="none" loext:shadow="none"/>
    </style:style>
    <style:style style:name="T40" style:family="text">
      <style:text-properties fo:font-variant="normal" fo:text-transform="none" fo:color="#000000" fo:font-size="13pt" fo:letter-spacing="normal" fo:font-weight="normal" style:font-weight-asian="normal" style:font-weight-complex="normal" loext:padding="0in" loext:border="none" loext:shadow="none"/>
    </style:style>
    <style:style style:name="T41" style:family="text">
      <style:text-properties fo:font-variant="normal" fo:text-transform="none" fo:color="#000000" fo:font-size="13pt" fo:letter-spacing="normal" fo:font-weight="normal" officeooo:rsid="00161a55" style:font-style-asian="normal" style:font-weight-asian="normal" style:font-style-complex="normal" style:font-weight-complex="normal" loext:padding="0in" loext:border="none" loext:shadow="none"/>
    </style:style>
    <style:style style:name="T42" style:family="text">
      <style:text-properties fo:font-variant="normal" fo:text-transform="none" fo:color="#000000" fo:font-size="13pt" fo:letter-spacing="normal" fo:font-weight="bold" officeooo:rsid="00161a55" style:font-size-asian="14pt" style:font-weight-asian="bold" style:font-size-complex="14pt" style:font-weight-complex="bold" loext:padding="0in" loext:border="none" loext:shadow="none"/>
    </style:style>
    <style:style style:name="T43" style:family="text">
      <style:text-properties fo:font-variant="normal" fo:text-transform="none" fo:color="#000000" fo:font-size="13pt" fo:letter-spacing="normal" fo:font-weight="bold" style:font-weight-asian="bold" style:font-weight-complex="bold" loext:padding="0in" loext:border="none" loext:shadow="none"/>
    </style:style>
    <style:style style:name="T44" style:family="text">
      <style:text-properties fo:font-variant="normal" fo:text-transform="none" fo:color="#000000" fo:font-size="13pt" fo:letter-spacing="normal" fo:font-weight="bold" loext:padding="0in" loext:border="none" loext:shadow="none"/>
    </style:style>
    <style:style style:name="T45" style:family="text">
      <style:text-properties fo:font-variant="normal" fo:text-transform="none" fo:color="#000000" fo:font-size="13pt" fo:letter-spacing="normal" loext:padding="0in" loext:border="none" loext:shadow="none"/>
    </style:style>
    <style:style style:name="T46" style:family="text">
      <style:text-properties fo:font-variant="normal" fo:text-transform="none" fo:color="#009999" style:font-name="Liberation Serif" fo:letter-spacing="normal" fo:font-style="normal" fo:font-weight="normal" fo:background-color="#ffffff" loext:char-shading-value="0" style:font-weight-asian="normal" loext:padding="0in" loext:border="none"/>
    </style:style>
    <style:style style:name="T47" style:family="text">
      <style:text-properties fo:font-variant="normal" fo:text-transform="none" fo:color="#009999" style:font-name="Liberation Serif" fo:letter-spacing="normal" fo:font-style="normal" fo:font-weight="normal" fo:background-color="#ffffff" loext:char-shading-value="0" style:font-weight-asian="normal" loext:padding="0in" loext:border="none" loext:shadow="none"/>
    </style:style>
    <style:style style:name="T48" style:family="text">
      <style:text-properties fo:font-variant="normal" fo:text-transform="none" fo:color="#009999" style:font-name="Liberation Serif" fo:letter-spacing="normal" fo:font-style="italic" fo:font-weight="normal" fo:background-color="#ffffff" loext:char-shading-value="0" style:font-style-asian="italic" style:font-weight-asian="normal" style:font-style-complex="italic" loext:padding="0in" loext:border="none" loext:shadow="none"/>
    </style:style>
    <style:style style:name="T49" style:family="text">
      <style:text-properties fo:font-variant="normal" fo:text-transform="none" fo:color="#009999" style:font-name="Liberation Serif" fo:font-size="13pt" fo:letter-spacing="normal" fo:font-style="normal" fo:font-weight="normal" style:font-weight-asian="normal" style:font-weight-complex="normal" loext:shadow="none"/>
    </style:style>
    <style:style style:name="T50" style:family="text">
      <style:text-properties fo:font-variant="normal" fo:text-transform="none" fo:color="#009999" style:font-name="Liberation Serif" fo:font-size="13pt" fo:letter-spacing="normal" fo:font-style="normal" fo:font-weight="normal" style:font-weight-asian="normal" style:font-weight-complex="normal" loext:padding="0in" loext:border="none" loext:shadow="none"/>
    </style:style>
    <style:style style:name="T51" style:family="text">
      <style:text-properties fo:font-variant="normal" fo:text-transform="none" fo:color="#009999" style:font-name="Liberation Serif" fo:font-size="13pt" fo:letter-spacing="normal" fo:font-weight="normal" style:font-weight-asian="normal" style:font-weight-complex="normal" loext:shadow="none"/>
    </style:style>
    <style:style style:name="T52" style:family="text">
      <style:text-properties fo:font-variant="normal" fo:text-transform="none" fo:color="#009999" style:font-name="Liberation Serif" fo:font-size="13pt" fo:letter-spacing="normal" fo:font-weight="normal" style:font-weight-asian="normal" style:font-weight-complex="normal" loext:padding="0in" loext:border="none" loext:shadow="none"/>
    </style:style>
    <style:style style:name="T53" style:family="text">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shadow="none"/>
    </style:style>
    <style:style style:name="T54" style:family="text">
      <style:text-properties fo:font-variant="normal" fo:text-transform="none" fo:color="#009999" style:font-name="Liberation Serif" fo:font-size="13pt" fo:letter-spacing="normal" fo:font-style="italic" fo:font-weight="normal" style:font-style-asian="italic" style:font-weight-asian="normal" style:font-style-complex="italic" style:font-weight-complex="normal" loext:padding="0in" loext:border="none" loext:shadow="none"/>
    </style:style>
    <style:style style:name="T55" style:family="text">
      <style:text-properties fo:font-variant="normal" fo:text-transform="none" fo:color="#009999" fo:letter-spacing="normal" fo:font-style="normal" fo:font-weight="normal" fo:background-color="#ffffff" loext:char-shading-value="0" style:font-weight-asian="normal" loext:padding="0in" loext:border="none"/>
    </style:style>
    <style:style style:name="T56" style:family="text">
      <style:text-properties fo:font-variant="normal" fo:text-transform="none" fo:color="#009999" fo:letter-spacing="normal" fo:font-weight="normal" style:font-weight-asian="normal" style:font-weight-complex="normal"/>
    </style:style>
    <style:style style:name="T57" style:family="text">
      <style:text-properties fo:font-variant="normal" fo:text-transform="none" fo:color="#009999" fo:font-size="13pt" fo:letter-spacing="normal" fo:font-weight="normal" style:font-weight-asian="normal" style:font-weight-complex="normal" loext:padding="0in" loext:border="none" loext:shadow="none"/>
    </style:style>
    <style:style style:name="T58" style:family="text">
      <style:text-properties fo:font-variant="normal" fo:text-transform="none" fo:color="#009999" fo:font-size="13pt" fo:letter-spacing="normal" fo:font-weight="normal" officeooo:rsid="00161a55" style:font-weight-asian="normal" style:font-weight-complex="normal" loext:padding="0in" loext:border="none" loext:shadow="none"/>
    </style:style>
    <style:style style:name="T59" style:family="text">
      <style:text-properties fo:font-variant="normal" fo:text-transform="none" fo:color="#009999" fo:font-size="13pt" fo:letter-spacing="normal" fo:font-weight="normal" officeooo:rsid="00161a55" style:font-style-asian="normal" style:font-weight-asian="normal" style:font-style-complex="normal" style:font-weight-complex="normal" loext:padding="0in" loext:border="none" loext:shadow="none"/>
    </style:style>
    <style:style style:name="T60" style:family="text">
      <style:text-properties fo:font-variant="normal" fo:text-transform="none" fo:color="#009999" fo:font-size="13pt" fo:letter-spacing="normal" fo:font-style="italic" fo:font-weight="normal" style:font-style-asian="italic" style:font-weight-asian="normal" style:font-style-complex="italic" style:font-weight-complex="normal" loext:padding="0in" loext:border="none" loext:shadow="none"/>
    </style:style>
    <style:style style:name="T61" style:family="text">
      <style:text-properties fo:font-variant="normal" fo:text-transform="none" fo:color="#009999" fo:font-size="13pt" fo:letter-spacing="normal" fo:font-style="italic" fo:font-weight="normal" officeooo:rsid="00161a55" style:font-style-asian="italic" style:font-weight-asian="normal" style:font-style-complex="italic" style:font-weight-complex="normal" loext:padding="0in" loext:border="none" loext:shadow="none"/>
    </style:style>
    <style:style style:name="T62" style:family="text">
      <style:text-properties fo:font-variant="normal" fo:text-transform="none" fo:color="#0000ff" style:font-name="Liberation Serif" fo:font-size="12.75pt" fo:letter-spacing="normal" fo:font-style="normal" fo:font-weight="normal" style:font-style-asian="normal" style:font-weight-asian="normal" style:font-style-complex="normal" style:font-weight-complex="normal"/>
    </style:style>
    <style:style style:name="T63" style:family="text">
      <style:text-properties fo:font-variant="normal" fo:text-transform="none" fo:color="#0000ff" style:font-name="Liberation Serif" fo:font-size="12.75pt" fo:letter-spacing="normal" fo:font-style="normal" fo:font-weight="normal" style:font-style-asian="normal" style:font-weight-asian="normal" style:font-style-complex="normal" style:font-weight-complex="normal" loext:padding="0in" loext:border="none"/>
    </style:style>
    <style:style style:name="T64" style:family="text">
      <style:text-properties fo:font-variant="normal" fo:text-transform="none" fo:color="#0000ff" style:font-name="Liberation Serif" fo:font-size="13pt" fo:letter-spacing="normal" fo:font-style="normal" fo:font-weight="normal" style:font-style-asian="normal" style:font-weight-asian="normal" style:font-style-complex="normal" style:font-weight-complex="normal" loext:shadow="none"/>
    </style:style>
    <style:style style:name="T65" style:family="text">
      <style:text-properties fo:font-variant="normal" fo:text-transform="none" fo:color="#0000ff" style:font-name="Liberation Serif" fo:font-size="13pt" fo:letter-spacing="normal" fo:font-style="normal" fo:font-weight="normal" style:font-style-asian="normal" style:font-weight-asian="normal" style:font-style-complex="normal" style:font-weight-complex="normal" loext:padding="0in" loext:border="none" loext:shadow="none"/>
    </style:style>
    <style:style style:name="T6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67" style:family="text">
      <style:text-properties fo:font-variant="normal" fo:text-transform="none" fo:color="#0000ff" fo:letter-spacing="normal" fo:font-style="normal" fo:font-weight="normal" style:font-style-asian="normal" style:font-weight-asian="normal" style:font-style-complex="normal" style:font-weight-complex="normal" loext:padding="0in" loext:border="none"/>
    </style:style>
    <style:style style:name="T68" style:family="text">
      <style:text-properties fo:font-variant="normal" fo:text-transform="none" fo:color="#ff0000" fo:font-size="12.75pt" fo:letter-spacing="normal" fo:font-weight="normal" style:font-weight-asian="normal" style:font-weight-complex="normal" loext:padding="0in" loext:border="none"/>
    </style:style>
    <style:style style:name="T69" style:family="text">
      <style:text-properties fo:font-variant="normal" fo:text-transform="none" fo:color="#ff0000" fo:letter-spacing="normal" fo:font-weight="normal" style:font-weight-asian="normal" style:font-weight-complex="normal" loext:padding="0in" loext:border="none"/>
    </style:style>
    <style:style style:name="T70" style:family="text">
      <style:text-properties fo:font-variant="normal" fo:text-transform="none" fo:color="#ff0000" fo:font-size="13pt" fo:letter-spacing="normal" fo:font-weight="normal" style:font-weight-asian="normal" style:font-weight-complex="normal" loext:padding="0in" loext:border="none" loext:shadow="none"/>
    </style:style>
    <style:style style:name="T71" style:family="text">
      <style:text-properties fo:font-variant="normal" fo:text-transform="none" fo:font-size="13pt" fo:letter-spacing="normal" fo:font-weight="normal" officeooo:rsid="00161a55" style:font-style-asian="normal" style:font-weight-asian="normal" style:font-style-complex="normal" style:font-weight-complex="normal" loext:padding="0in" loext:border="none" loext:shadow="none"/>
    </style:style>
    <style:style style:name="T72" style:family="text">
      <style:text-properties fo:font-variant="normal" fo:text-transform="none" style:font-name="Liberation Serif" fo:font-size="13pt" fo:letter-spacing="normal" fo:font-style="normal" fo:font-weight="normal" style:font-weight-asian="normal" style:font-weight-complex="normal" loext:shadow="none"/>
    </style:style>
    <style:style style:name="T73" style:family="text">
      <style:text-properties fo:font-variant="normal" fo:text-transform="none" style:font-name="Liberation Serif" fo:font-size="13pt" fo:letter-spacing="normal" fo:font-style="normal" fo:font-weight="normal" style:font-weight-asian="normal" style:font-weight-complex="normal" loext:padding="0in" loext:border="none" loext:shadow="none"/>
    </style:style>
    <style:style style:name="T74" style:family="text">
      <style:text-properties fo:font-variant="normal" fo:text-transform="none" fo:letter-spacing="normal" fo:font-style="normal" fo:font-weight="normal" style:font-weight-asian="normal" style:font-weight-complex="normal"/>
    </style:style>
    <style:style style:name="T75" style:family="text">
      <style:text-properties fo:font-variant="normal" fo:text-transform="none" fo:letter-spacing="normal" fo:font-weight="normal" style:font-weight-asian="normal" style:font-weight-complex="normal"/>
    </style:style>
    <style:style style:name="T76" style:family="text">
      <style:text-properties fo:font-style="italic" style:font-style-asian="italic" style:font-style-complex="italic"/>
    </style:style>
    <style:style style:name="T77" style:family="text">
      <style:text-properties fo:font-style="italic" style:font-style-asian="italic"/>
    </style:style>
    <style:style style:name="T78" style:family="text">
      <style:text-properties fo:font-style="italic" style:font-style-asian="italic"/>
    </style:style>
    <style:style style:name="T79" style:family="text">
      <style:text-properties fo:font-weight="normal" style:font-weight-asian="normal"/>
    </style:style>
    <style:style style:name="T80" style:family="text">
      <style:text-properties fo:font-weight="normal" style:font-weight-asian="normal"/>
    </style:style>
    <style:style style:name="T81" style:family="text">
      <style:text-properties fo:font-weight="normal" officeooo:rsid="001b03eb" style:font-weight-asian="normal"/>
    </style:style>
    <style:style style:name="T82" style:family="text">
      <style:text-properties fo:font-weight="normal" style:font-weight-asian="normal" loext:shadow="none"/>
    </style:style>
    <style:style style:name="T83" style:family="text">
      <style:text-properties style:font-name="Liberation Serif"/>
    </style:style>
    <style:style style:name="T84" style:family="text">
      <style:text-properties style:font-name="Liberation Serif" fo:font-size="13pt" style:font-size-asian="13pt" style:font-size-complex="13pt"/>
    </style:style>
    <style:style style:name="T85" style:family="text">
      <style:text-properties style:font-name="Liberation Serif" fo:font-weight="normal" style:font-weight-asian="normal"/>
    </style:style>
    <style:style style:name="T86" style:family="text">
      <style:text-properties style:font-name="Liberation Serif" fo:font-weight="normal" officeooo:rsid="001b03eb" style:font-weight-asian="normal"/>
    </style:style>
    <style:style style:name="T87" style:family="text">
      <style:text-properties fo:color="#006699" fo:font-style="italic" style:font-style-asian="italic"/>
    </style:style>
    <style:style style:name="T88" style:family="text">
      <style:text-properties fo:font-size="13pt" style:font-size-asian="13pt" style:font-size-complex="13pt"/>
    </style:style>
    <style:style style:name="T89" style:family="text">
      <style:text-properties fo:font-size="13pt" style:font-size-asian="13pt" style:font-size-complex="13pt" loext:shadow="none"/>
    </style:style>
    <style:style style:name="T90" style:family="text">
      <style:text-properties fo:color="#006666" style:font-name="Liberation Serif" fo:font-style="italic" style:font-style-asian="italic"/>
    </style:style>
    <style:style style:name="T91" style:family="text">
      <style:text-properties fo:color="#006666" fo:font-style="italic" style:font-style-asian="italic"/>
    </style:style>
    <style:style style:name="T92" style:family="text">
      <style:text-properties fo:color="#009999"/>
    </style:style>
    <style:style style:name="T93" style:family="text">
      <style:text-properties fo:color="#009999" style:font-name="Liberation Serif" fo:font-style="italic" style:font-style-asian="italic"/>
    </style:style>
    <style:style style:name="T94" style:family="text">
      <style:text-properties fo:color="#009999" style:font-name="Liberation Serif" fo:font-style="italic" fo:font-weight="normal" style:font-style-asian="italic" style:font-weight-asian="normal"/>
    </style:style>
    <style:style style:name="T95" style:family="text">
      <style:text-properties fo:color="#009999" style:font-name="Liberation Serif" fo:font-weight="normal" style:font-weight-asian="normal"/>
    </style:style>
    <style:style style:name="T96" style:family="text">
      <style:text-properties fo:color="#009999" fo:font-style="italic" style:font-style-asian="italic"/>
    </style:style>
    <style:style style:name="T97" style:family="text">
      <style:text-properties fo:color="#009999" fo:font-style="italic" style:font-style-asian="italic" style:font-style-complex="italic"/>
    </style:style>
    <style:style style:name="T98" style:family="text">
      <style:text-properties fo:color="#009999" fo:font-style="italic" fo:font-weight="normal" style:font-style-asian="italic" style:font-weight-asian="normal"/>
    </style:style>
    <style:style style:name="T99" style:family="text">
      <style:text-properties fo:color="#009999" fo:font-weight="normal" style:font-weight-asian="normal"/>
    </style:style>
    <style:style style:name="T100" style:family="text">
      <style:text-properties fo:color="#336666" fo:font-style="italic" style:font-style-asian="italic"/>
    </style:style>
    <style:style style:name="T101" style:family="text">
      <style:text-properties officeooo:rsid="001cce8c"/>
    </style:style>
    <style:style style:name="T102" style:family="text">
      <style:text-properties fo:color="#ff0000"/>
    </style:style>
    <style:style style:name="T103" style:family="text">
      <style:text-properties style:font-size-asian="13pt" style:font-size-complex="13pt"/>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bullet-char="">
        <style:list-level-properties/>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bullet-char="">
        <style:list-level-properties/>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bullet-char="">
        <style:list-level-properties/>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list-level-position-and-space-mode="label-alignment">
          <style:list-level-label-alignment text:label-followed-by="listtab" text:list-tab-stop-position="0.5799in" fo:text-indent="-0.25in" fo:margin-left="0.579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799in" fo:text-indent="-0.25in" fo:margin-left="0.579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ử dụng Git trong Ubuntu</text:p>
      <text:p text:style-name="P3"/>
      <text:p text:style-name="P4">I. GitHub là gì?</text:p>
      <text:p text:style-name="P8"><text:span text:style-name="T14">Github</text:span><text:span text:style-name="T64">  </text:span><text:a xlink:type="simple" xlink:href="http://github.com/" office:target-frame-name="_blank" xlink:show="new" text:style-name="Internet_20_link" text:visited-style-name="Visited_20_Internet_20_Link"><text:span text:style-name="T65">http://github.com</text:span></text:a><text:span text:style-name="T64">  </text:span><text:span text:style-name="T14">, còn được gọi là social network dành cho developer đi vào hoạt động tháng 2 năm 2008. Là một dịch vụ sử dụng hệ thống quản lý phân tán GIT giúp người dùng lưu trữ source code cho các dự án. Tính năng của GIT có mọi tính năng của một source control như SVN và hơn thế nữa.</text:span></text:p>
      <text:p text:style-name="P9"><text:span text:style-name="T14">Github được viết bằng Ruby on Rails. GitHub cung cấp dịch vụ thương mại và cả tài khoản miễn phí cho các dự án nguồn mở. Theo khảo sát của người sử dụng Git vào năm 2009, Github hiện đang là server Git lưu trữ source code phổ biến nhất hiện nay (Ngoài ra, Gitorious  </text:span><text:a xlink:type="simple" xlink:href="http://gitorious.org/" text:style-name="Internet_20_link" text:visited-style-name="Visited_20_Internet_20_Link"><text:span text:style-name="T65">http://gitorious.org</text:span></text:a><text:span text:style-name="T15"> </text:span><text:span text:style-name="T14"> cũng là server Git hoạt động giống Github được chú ý đến).</text:span></text:p>
      <text:p text:style-name="P13"><text:span text:style-name="T19">439000 developer tạo hơn 1 triệu 350 ngàn repositories là một con số khá ấn tượng, cùng với một số khách hàng lớn của github như Twitter, Facebook, Yahoo … cho thấy tính phổ biến của Github, cũng như cộng đồng lập trình thế giới tín nhiệm nó như thế nào.</text:span></text:p>
      <text:p text:style-name="P10"><text:span text:style-name="Strong_20_Emphasis"><text:span text:style-name="T42">II. </text:span></text:span><text:span text:style-name="Strong_20_Emphasis"><text:span text:style-name="T42">Cách thức làm việc với GitHub</text:span></text:span></text:p>
      <text:p text:style-name="P32">Làm việc với GitHub nói riêng hay hệ thống GIT nói chung có 2 workflow chính là local workflow và server workflow.</text:p>
      <text:p text:style-name="P14">Bạn có thể làm mọi chuyện thay đổi source code ở local, sau khi đã thay đổi xong, bạn sẽ commit nhưng thay đổi đó lên server và bản lên server phải là bản hoàn chỉnh một tính năng nào đó, hoặc fix bug xong, test xong hoặc ít nhất bản đó phải chạy được.</text:p>
      <text:p text:style-name="P14">Không được commit code dở dang, chưa qua test lên repository server sẽ làm ảnh hưởng đến các thành viên khác, ngược lại bạn có thể làm điều đó ở repository local (Bạn cũng có thể tạo một branch ở server cho việc commit code dở dang hay tính năng chưa hoàn thành như từng làm với SVN, nó sẽ chiếm space ở server cũng như làm mất thời gian của bạn vào việc tương tác kết nối với server. Vậy tại sao không commit nó lên repository local nhỉ, vừa nhanh thao tác lại không mất space của server.)</text:p>
      <text:p text:style-name="P14">Từ repository của github ta có thể theo phương thức của Git tạo bản build cho production site (trên đây cũng là một repository server) bằng cách push thay đổi (đã qua test kỹ càng) lên nó.</text:p>
      <text:p text:style-name="P14">Khi tương tác với repository server (cập nhật hay thay đổi) GITHUB đòi hỏi mã chứng nhận “Bạn là ai” thông qua so sánh SSH key ở local của bạn và SSH key trên server tương ứng với account mà bạn đã đăng ký với GITHUB trước đó.</text:p>
      <text:p text:style-name="P1"><text:span text:style-name="Strong_20_Emphasis"><text:span text:style-name="T43">III. Làm việc với repository ở local với 2 command thường dùng là git add và git commit</text:span></text:span></text:p>
      <text:list xml:id="list2556170213374592284" text:style-name="L4">
        <text:list-item>
          <text:p text:style-name="P33"><text:soft-page-break/><text:span text:style-name="Strong_20_Emphasis"><text:span text:style-name="T60">git add</text:span></text:span><text:span text:style-name="Strong_20_Emphasis"><text:span text:style-name="T40">: add file đã thay đổi vào stage</text:span></text:span></text:p>
        </text:list-item>
        <text:list-item>
          <text:p text:style-name="P15"><text:span text:style-name="T97">git commit</text:span>: commit các file đã add vào stage lên repository ở local</text:p>
        </text:list-item>
      </text:list>
      <text:p text:style-name="P1"><text:span text:style-name="Strong_20_Emphasis"><text:span text:style-name="T44">IV. Làm việc với repository ở server github</text:span></text:span></text:p>
      <text:p text:style-name="P34"><text:span text:style-name="Strong_20_Emphasis"><text:span text:style-name="T40">Sau khi đã code ở local , cuối cùng khi có một bản ổn định và hoàn tất (có thông qua test) ta sẽ quyết định cập nhật nó lên repository server với</text:span></text:span></text:p>
      <text:list xml:id="list6739287894773013708" text:style-name="L6">
        <text:list-item>
          <text:p text:style-name="P16"><text:span text:style-name="T97">push</text:span>: push thay đổi từ repository local lên repository server</text:p>
        </text:list-item>
        <text:list-item>
          <text:p text:style-name="P16"><text:span text:style-name="T97">fetch</text:span>: cập nhật thay đổi từ repository server về repository local</text:p>
        </text:list-item>
        <text:list-item>
          <text:p text:style-name="P16"><text:span text:style-name="T97">pull/rebase</text:span>: sao chép source code từ server về local workspace (tương đương checkout của SVN)</text:p>
          <text:p text:style-name="P36"><text:span text:style-name="T101">V. </text:span>Các lệnh hay sử dụng trong git</text:p>
        </text:list-item>
      </text:list>
      <text:p text:style-name="P11"><text:span text:style-name="Strong_20_Emphasis"><text:span text:style-name="T40">Khởi tạo thư mục repo trên máy client (máy của lập trình viên)</text:span></text:span></text:p>
      <text:list xml:id="list2223713396240488066" text:style-name="L8">
        <text:list-item>
          <text:p text:style-name="P12"><text:span text:style-name="Strong_20_Emphasis"><text:span text:style-name="T61">mkdir C:&lt;Tên repo&gt;</text:span></text:span></text:p>
        </text:list-item>
        <text:list-item>
          <text:p text:style-name="P20">cd &lt;Tên repo&gt;</text:p>
        </text:list-item>
        <text:list-item>
          <text:p text:style-name="P20">git init</text:p>
        </text:list-item>
      </text:list>
      <text:p text:style-name="P35"><text:span text:style-name="Strong_20_Emphasis"><text:span text:style-name="T40">Kết nối tới Github repo</text:span></text:span></text:p>
      <text:list xml:id="list9084540977568580534" text:style-name="L31">
        <text:list-item>
          <text:p text:style-name="P7"><text:span text:style-name="T53">git remote add remote_name </text:span><text:a xlink:type="simple" xlink:href="mailto:git@github.com" office:target-frame-name="_blank" xlink:show="new" text:style-name="Internet_20_link" text:visited-style-name="Visited_20_Internet_20_Link"><text:span text:style-name="T54">git@github.com</text:span></text:a><text:span text:style-name="T53">:(Tên repo)</text:span></text:p>
        </text:list-item>
      </text:list>
      <text:p text:style-name="P28"><text:span text:style-name="Strong_20_Emphasis"><text:span text:style-name="T17">Luôn cập nhật nội dung từ server trước khi tải nội dung mới từ client lên</text:span></text:span></text:p>
      <text:list xml:id="list1980720728350803605" text:style-name="L21">
        <text:list-item>
          <text:p text:style-name="P29"><text:span text:style-name="T53">git pull </text:span><text:a xlink:type="simple" xlink:href="mailto:git@github.com" office:target-frame-name="_blank" xlink:show="new" text:style-name="Internet_20_link" text:visited-style-name="Visited_20_Internet_20_Link"><text:span text:style-name="T54">git@github.com</text:span></text:a><text:span text:style-name="T53">:(Tên repo) master</text:span></text:p>
        </text:list-item>
      </text:list>
      <text:p text:style-name="P28"><text:span text:style-name="Strong_20_Emphasis"><text:span text:style-name="T17">Kiểm tra trạng thái thay đổi</text:span></text:span></text:p>
      <text:list xml:id="list7138913705850263698" text:style-name="L22">
        <text:list-item>
          <text:p text:style-name="P21">git status</text:p>
        </text:list-item>
      </text:list>
      <text:p text:style-name="P28"><text:span text:style-name="Strong_20_Emphasis"><text:span text:style-name="T17">Đưa những file vào danh sách trước khi commit (bỏ qua nếu không có file mới được tạo)</text:span></text:span></text:p>
      <text:list xml:id="list9150015673509609026" text:style-name="L12">
        <text:list-item>
          <text:p text:style-name="P17"><text:span text:style-name="T97">git add . </text:span>( Add tất cả các file có thay đổi)</text:p>
        </text:list-item>
        <text:list-item>
          <text:p text:style-name="P22">git add &lt;đường dẫn file&gt; ( Add 1 file)</text:p>
        </text:list-item>
      </text:list>
      <text:p text:style-name="P28"><text:span text:style-name="Strong_20_Emphasis"><text:span text:style-name="T17">Commit những thay đổi trước khi push lên server</text:span></text:span></text:p>
      <text:list xml:id="list7296491923305519857" text:style-name="L13">
        <text:list-item>
          <text:p text:style-name="P18"><text:span text:style-name="T97">git commit -a -m “Thông tin ngắn gọn về thay đổi này”</text:span> (-a Tất cả thay đổi)</text:p>
        </text:list-item>
      </text:list>
      <text:p text:style-name="P28"><text:span text:style-name="Strong_20_Emphasis"><text:span text:style-name="T17">Tải lên server nhánh chủa người phát triển</text:span></text:span></text:p>
      <text:list xml:id="list5909234985640406811" text:style-name="L23">
        <text:list-item>
          <text:p text:style-name="P23">git push &lt;remote-name&gt; &lt;branch-name&gt;</text:p>
        </text:list-item>
      </text:list>
      <text:list xml:id="list1830421483128382036" text:style-name="L14">
        <text:list-header>
          <text:p text:style-name="P19">Ví dụ : git push abc work</text:p>
        </text:list-header>
      </text:list>
      <text:p text:style-name="P28"><text:span text:style-name="Strong_20_Emphasis"><text:span text:style-name="T17">Tải lên server nhánh master</text:span></text:span></text:p>
      <text:list xml:id="list8266304466833355435" text:style-name="L24">
        <text:list-item>
          <text:p text:style-name="P31"><text:span text:style-name="T56">git push -u origin master</text:span></text:p>
          <text:p text:style-name="P30"><text:soft-page-break/><text:span text:style-name="Strong_20_Emphasis"><text:span text:style-name="T17">Xem toàn bộ các nhánh đang có</text:span></text:span></text:p>
        </text:list-item>
      </text:list>
      <text:list xml:id="list8502273465243938031" text:style-name="L25">
        <text:list-item>
          <text:p text:style-name="P27">git branch -a</text:p>
        </text:list-item>
      </text:list>
      <text:p text:style-name="P28"><text:span text:style-name="Strong_20_Emphasis"><text:span text:style-name="T17">Tạo nhánh mới</text:span></text:span></text:p>
      <text:list xml:id="list1957673874896651518" text:style-name="L26">
        <text:list-item>
          <text:p text:style-name="P26">git branch &lt;tên mới&gt;</text:p>
        </text:list-item>
      </text:list>
      <text:p text:style-name="P28"><text:span text:style-name="Strong_20_Emphasis"><text:span text:style-name="T17">Chuyển nhánh</text:span></text:span></text:p>
      <text:list xml:id="list7736550960688824619" text:style-name="L18">
        <text:list-item>
          <text:p text:style-name="P25">git checkout &lt;tên nhánh&gt;</text:p>
        </text:list-item>
      </text:list>
      <text:p text:style-name="P28"><text:span text:style-name="Strong_20_Emphasis"><text:span text:style-name="T17">Xóa nhánh</text:span></text:span></text:p>
      <text:list xml:id="list4201604047139031793" text:style-name="L27">
        <text:list-item>
          <text:p text:style-name="P24">git branch -d &lt;Tên branch&gt;</text:p>
        </text:list-item>
      </text:list>
      <text:p text:style-name="P2"><text:span text:style-name="Strong_20_Emphasis"><text:span text:style-name="T36">VI. </text:span></text:span><text:span text:style-name="Strong_20_Emphasis"><text:span text:style-name="T34">Cài đặt và sử dụng Git trên Ubuntu</text:span></text:span></text:p>
      <text:p text:style-name="P38"><text:span text:style-name="Strong_20_Emphasis"><text:span text:style-name="T39">C</text:span></text:span><text:span text:style-name="T89">ài đặt git trên Ubuntu → mở Terminal(Ctrl + Alt+ T) gõ:</text:span></text:p>
      <text:list xml:id="list7381307777561871959" text:style-name="L32">
        <text:list-item>
          <text:p text:style-name="P51"><text:span text:style-name="T77">sudo apt-get install git</text:span></text:p>
        </text:list-item>
      </text:list>
      <text:p text:style-name="P40">Kiểm tra phiên bản git:</text:p>
      <text:list xml:id="list4770518547920284366" text:style-name="L33">
        <text:list-item>
          <text:p text:style-name="P37"><text:span text:style-name="T77">git --version</text:span></text:p>
        </text:list-item>
      </text:list>
      <text:p text:style-name="P38"><text:span text:style-name="Strong_20_Emphasis"><text:span text:style-name="T39">Truy c</text:span></text:span><text:span text:style-name="T89">ập vào http://github.com để đăng ký tài khoản</text:span></text:p>
      <text:p text:style-name="P40">Trên Ubuntu:</text:p>
      <text:list xml:id="list8875208212148808639" text:style-name="L34">
        <text:list-item>
          <text:p text:style-name="P41"><text:span text:style-name="T91">git config --global user.name &lt;Tên TK github &gt;</text:span></text:p>
        </text:list-item>
        <text:list-item>
          <text:p text:style-name="P41"><text:span text:style-name="T96">git config --global user.email &lt;Tên email ĐK github&gt;</text:span></text:p>
        </text:list-item>
      </text:list>
      <text:p text:style-name="P38"><text:span text:style-name="Strong_20_Emphasis"><text:span text:style-name="T39">Sau khi c</text:span></text:span><text:span text:style-name="T89">ấu hình xong TK khởi tạo kho chứa ở local:</text:span></text:p>
      <text:list xml:id="list6342776361103145623" text:style-name="L35">
        <text:list-item>
          <text:p text:style-name="P42"><text:span text:style-name="T96">git init &lt;tên kho chứa&gt;</text:span></text:p>
        </text:list-item>
      </text:list>
      <text:p text:style-name="P40">Ex: git init Memories</text:p>
      <text:p text:style-name="P40"><text:span text:style-name="T79">Sao chép (clone) một repository</text:span></text:p>
      <text:list xml:id="list6911274590600399189" text:style-name="L36">
        <text:list-item>
          <text:p text:style-name="P52"><text:span text:style-name="T79">git clone /đường dẫn đến/ repository/</text:span></text:p>
        </text:list-item>
      </text:list>
      <text:p text:style-name="P39"><text:span text:style-name="T26">Nếu repository đó ở máy chủ khác thì bạn hãy gõ dòng lệnh sau:</text:span><text:span text:style-name="T82"><text:line-break/> </text:span><text:span text:style-name="Source_20_Text"><text:span text:style-name="T48">git clone tênusername@địachỉmáychủ:/đường-dẫn-đến/repository</text:span></text:span></text:p>
      <text:p text:style-name="P40">Di chuyển đến thư mục Memories</text:p>
      <text:list xml:id="list4877152691796943497" text:style-name="L37">
        <text:list-item>
          <text:p text:style-name="P53"><text:span text:style-name="T77">cd Memories</text:span></text:p>
        </text:list-item>
      </text:list>
      <text:p text:style-name="P40">Tạo 1 file bất kỳ và gõ 1 đoạn code:</text:p>
      <text:list xml:id="list1741073946832603557" text:style-name="L38">
        <text:list-item>
          <text:p text:style-name="P43"><text:span text:style-name="T96">gedit hello.c</text:span></text:p>
        </text:list-item>
      </text:list>
      <text:p text:style-name="P38"><text:span text:style-name="Strong_20_Emphasis"><text:span text:style-name="T39">D</text:span></text:span><text:span text:style-name="T89">ùng lệnh:</text:span></text:p>
      <text:list xml:id="list3003865217413052082" text:style-name="L39">
        <text:list-item>
          <text:p text:style-name="P44"><text:span text:style-name="T96">git status</text:span></text:p>
        </text:list-item>
      </text:list>
      <text:p text:style-name="P40">để kiểm tra trạng thái git</text:p>
      <text:p text:style-name="P40">Thêm vào chỉ mục trên git:</text:p>
      <text:list xml:id="list5031881526153869785" text:style-name="L40">
        <text:list-item>
          <text:p text:style-name="P45"><text:span text:style-name="T96">git add &lt;tên file&gt;</text:span></text:p>
        </text:list-item>
      </text:list>
      <text:p text:style-name="P40"><text:soft-page-break/><text:span text:style-name="T2">Đ</text:span><text:span text:style-name="T1">ánh</text:span> dấu phiên bản với nội dung:</text:p>
      <text:list xml:id="list1645244251919727215" text:style-name="L41">
        <text:list-item>
          <text:p text:style-name="P46"><text:span text:style-name="T91">git commit -m &lt;Nội dung&gt;</text:span></text:p>
        </text:list-item>
      </text:list>
      <text:p text:style-name="P40">Ex: “Hello world”</text:p>
      <text:p text:style-name="P40">Tìm hiểu thêm về lệnh commit:</text:p>
      <text:list xml:id="list2400229543545591599" text:style-name="L42">
        <text:list-item>
          <text:p text:style-name="P47"><text:span text:style-name="T96">git commit –help</text:span></text:p>
        </text:list-item>
      </text:list>
      <text:p text:style-name="P54"><text:span text:style-name="T79">Đẩy (push) các thay đổi:</text:span></text:p>
      <text:p text:style-name="P54"><text:span text:style-name="T79">Thay đổi hiện đang nằm trong tại Head của bản sao cục bộ. Để gửi những thay đổi đó đến repository remote, gõ:</text:span></text:p>
      <text:list xml:id="list5075820481991582773" text:style-name="L43">
        <text:list-item>
          <text:p text:style-name="P48"><text:span text:style-name="T98">git push origin master</text:span></text:p>
        </text:list-item>
      </text:list>
      <text:p text:style-name="P54"><text:span text:style-name="T79">Thay đổi master bằng các </text:span><text:span text:style-name="T81">nhánh khác mà bạn muốn</text:span></text:p>
      <text:p text:style-name="P55"><text:span text:style-name="T79">Nếu chưa clone một repository hiện có và muốn kết nối repository đến máy chủ remote, thêm nó với:</text:span></text:p>
      <text:list xml:id="list1566880909325768669" text:style-name="L44">
        <text:list-item>
          <text:p text:style-name="P49"><text:span text:style-name="T98">git remote add origin &lt;máy- chủ&gt;</text:span></text:p>
        </text:list-item>
      </text:list>
      <text:p text:style-name="P56"><text:span text:style-name="T79">Cập nhật repository cục bộ và commit mới nhất, gõ:</text:span></text:p>
      <text:list xml:id="list7369142806425457260" text:style-name="L45">
        <text:list-item>
          <text:p text:style-name="P50"><text:span text:style-name="T99">git pull</text:span></text:p>
        </text:list-item>
      </text:list>
      <text:p text:style-name="P40"><text:span text:style-name="T98"/></text:p>
      <text:p text:style-name="P5"><text:span text:style-name="T98"/></text:p>
      <text:p text:style-name="P2"><text:span text:style-name="Strong_20_Emphasis"><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Times New Roman', Times, serif"/>
    <style:font-face style:name="Noto Serif" svg:font-family="'Noto Serif', serif"/>
    <style:font-face style:name="Roboto" svg:font-family="Roboto, sans-serif"/>
    <style:font-face style:name="asian" svg:font-family="asian"/>
    <style:font-face style:name="menlo" svg:font-family="menlo, monospace"/>
    <style:font-face style:name="FreeSans2"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Ubuntu Light" svg:font-family="'Ubuntu Light'"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2618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208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56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104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1" style:display-name="Vintage~LT~Gliederung 1" style:family="paragraph" style:default-outline-level="">
      <style:paragraph-properties fo:margin-left="0in" fo:margin-right="0in" fo:margin-top="0in" fo:margin-bottom="0.2618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in" fo:margin-right="0in" fo:margin-top="0in" fo:margin-bottom="0.208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in" fo:margin-right="0in" fo:margin-top="0in" fo:margin-bottom="0.156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in" fo:margin-right="0in" fo:margin-top="0in" fo:margin-bottom="0.104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in" fo:margin-right="0in" fo:margin-top="0in" fo:margin-bottom="0.051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8957in" fo:margin-right="0.77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09:01:33.405563982</meta:creation-date>
    <dc:date>2019-11-30T10:12:07.514324808</dc:date>
    <meta:editing-duration>PT6M30S</meta:editing-duration>
    <meta:editing-cycles>1</meta:editing-cycles>
    <meta:document-statistic meta:table-count="0" meta:image-count="0" meta:object-count="0" meta:page-count="4" meta:paragraph-count="85" meta:word-count="1061" meta:character-count="5120" meta:non-whitespace-character-count="4180"/>
    <meta:generator>LibreOffice/5.1.6.2$Linux_X86_64 LibreOffice_project/10m0$Build-2</meta:generator>
  </office:meta>
</office:document-meta>
</file>